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0.91cm"/>
    </style:style>
    <style:style style:name="co7" style:family="table-column">
      <style:table-column-properties fo:break-before="auto" style:column-width="1.7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Kit carte électroniqu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Arbre acier 10mm 42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Arbre acier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20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100mm</text:p>
          </table:table-cell>
          <table:table-cell table:style-name="ce12" office:value-type="float" office:value="10">
            <text:p>1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RJ45 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8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10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Vis M3x8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0mm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15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</text:p>
          </table:table-cell>
          <table:table-cell table:style-name="ce13" office:value-type="float" office:value="32">
            <text:p>32</text:p>
          </table:table-cell>
          <table:table-cell table:style-name="ce15" office:value-type="string">
            <text:p>38,8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5mm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3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6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6mm tête fraisée</text:p>
          </table:table-cell>
          <table:table-cell table:style-name="ce13" office:value-type="float" office:value="46">
            <text:p>46</text:p>
          </table:table-cell>
          <table:table-cell table:style-name="ce15" office:value-type="string">
            <text:p>36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 tête fraisée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 tête fraisée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string">
            <text:p>Rondelles M3 larges</text:p>
          </table:table-cell>
          <table:table-cell table:style-name="ce13" office:value-type="float" office:value="70">
            <text:p>70</text:p>
          </table:table-cell>
          <table:table-cell table:style-name="ce15" office:value-type="string">
            <text:p>43,1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Rondelles M3 standards</text:p>
          </table:table-cell>
          <table:table-cell table:style-name="ce13" office:value-type="float" office:value="86">
            <text:p>86</text:p>
          </table:table-cell>
          <table:table-cell table:style-name="ce16" office:value-type="string">
            <text:p>18,8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nylstop M3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7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M3</text:p>
          </table:table-cell>
          <table:table-cell table:style-name="ce13" office:value-type="float" office:value="154">
            <text:p>154</text:p>
          </table:table-cell>
          <table:table-cell table:style-name="ce15" office:value-type="string">
            <text:p>49,6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5" table:default-cell-style-name="ce18"/>
        <table:table-column table:style-name="co6" table:default-cell-style-name="ce21"/>
        <table:table-column table:style-name="co7" table:default-cell-style-name="ce19"/>
        <table:table-column table:style-name="co4" table:number-columns-repeated="1021" table:default-cell-style-name="Default"/>
        <table:table-row table:style-name="ro3">
          <table:table-cell table:style-name="ce17" office:value-type="string">
            <text:p>Pièces</text:p>
          </table:table-cell>
          <table:table-cell table:style-name="ce20" office:value-type="string">
            <text:p>Qte</text:p>
          </table:table-cell>
          <table:table-cell table:style-name="ce23"/>
          <table:table-cell table:style-name="ce24" table:number-columns-repeated="1021"/>
        </table:table-row>
        <table:table-row table:style-name="ro4">
          <table:table-cell office:value-type="string">
            <text:p>CHARIOT_Y_LM10UU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_CHARIOT_X_2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CHARIOT_X_1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UPPORT_AXE_Y_10MM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LIP_PLATEA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FIXATION_PORTIQUE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ATION_PORTIQUE_ENDSTOP_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TIQUETT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ANGEMENT_PORTIQU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OUPLAG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EXTRUDEUR_SUPPORT_608Z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MOLETTE_GRANDE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4">
          <table:table-cell office:value-type="string">
            <text:p>MOLETTE_PETIT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AXE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FAN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XTRUD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BAS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ENDSTOP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B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TOP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CLIP_ENDSTOP_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MOTEUR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PLAQUE_ARRIE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ONDELLE_PLATEAU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TOP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RETOUR_608ZZ_HTD3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HAUT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BAS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C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TOP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11:07:56.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2-13T11:09:31.95</dc:date>
    <meta:editing-duration>P8DT20H34M31S</meta:editing-duration>
    <meta:editing-cycles>662</meta:editing-cycles>
    <meta:print-date>2014-01-20T08:59:47.77</meta:print-date>
    <meta:document-statistic meta:table-count="2" meta:cell-count="215" meta:object-count="0"/>
  </office:meta>
</office:document-meta>
</file>